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17e4" officeooo:paragraph-rsid="000117e4"/>
    </style:style>
    <style:style style:name="P2" style:family="paragraph" style:parent-style-name="Standard">
      <style:paragraph-properties fo:text-align="center" style:justify-single-word="false"/>
      <style:text-properties officeooo:rsid="000117e4" officeooo:paragraph-rsid="000117e4"/>
    </style:style>
    <style:style style:name="P3" style:family="paragraph" style:parent-style-name="Standard">
      <style:text-properties officeooo:rsid="00027975" officeooo:paragraph-rsid="000117e4"/>
    </style:style>
    <style:style style:name="P4" style:family="paragraph" style:parent-style-name="Standard">
      <style:text-properties officeooo:rsid="00027975" officeooo:paragraph-rsid="00027975"/>
    </style:style>
    <style:style style:name="P5" style:family="paragraph" style:parent-style-name="Standard">
      <style:text-properties fo:font-style="italic" officeooo:rsid="00027975" officeooo:paragraph-rsid="00027975" style:font-style-asian="italic" style:font-style-complex="italic"/>
    </style:style>
    <style:style style:name="P6" style:family="paragraph" style:parent-style-name="Standard">
      <style:text-properties officeooo:rsid="0002aa43" officeooo:paragraph-rsid="0002aa43"/>
    </style:style>
    <style:style style:name="P7" style:family="paragraph" style:parent-style-name="Standard">
      <style:text-properties officeooo:rsid="0002aa43" officeooo:paragraph-rsid="0004b198"/>
    </style:style>
    <style:style style:name="P8" style:family="paragraph" style:parent-style-name="Standard">
      <style:text-properties officeooo:rsid="004d3ccd" officeooo:paragraph-rsid="0002aa43"/>
    </style:style>
    <style:style style:name="P9" style:family="paragraph" style:parent-style-name="Standard">
      <style:text-properties officeooo:rsid="002bada5" officeooo:paragraph-rsid="0002aa43"/>
    </style:style>
    <style:style style:name="P10" style:family="paragraph" style:parent-style-name="Standard">
      <style:text-properties officeooo:rsid="00288ca6" officeooo:paragraph-rsid="0002aa43"/>
    </style:style>
    <style:style style:name="P11" style:family="paragraph" style:parent-style-name="Standard">
      <style:text-properties officeooo:rsid="003c6cc0" officeooo:paragraph-rsid="0002aa43"/>
    </style:style>
    <style:style style:name="P12" style:family="paragraph" style:parent-style-name="Standard">
      <style:text-properties officeooo:rsid="0031852f" officeooo:paragraph-rsid="0002aa43"/>
    </style:style>
    <style:style style:name="P13" style:family="paragraph" style:parent-style-name="Standard">
      <style:text-properties officeooo:rsid="002bea2c" officeooo:paragraph-rsid="0002aa43"/>
    </style:style>
    <style:style style:name="P14" style:family="paragraph" style:parent-style-name="Standard">
      <style:text-properties officeooo:rsid="003d250e" officeooo:paragraph-rsid="0002aa43"/>
    </style:style>
    <style:style style:name="P15" style:family="paragraph" style:parent-style-name="Standard">
      <style:text-properties officeooo:rsid="0041631e" officeooo:paragraph-rsid="0002aa43"/>
    </style:style>
    <style:style style:name="P16" style:family="paragraph" style:parent-style-name="Standard">
      <style:text-properties officeooo:rsid="0005c69e" officeooo:paragraph-rsid="0005c69e"/>
    </style:style>
    <style:style style:name="T1" style:family="text">
      <style:text-properties officeooo:rsid="0002aa43"/>
    </style:style>
    <style:style style:name="T2" style:family="text">
      <style:text-properties officeooo:rsid="0065c32c"/>
    </style:style>
    <style:style style:name="T3" style:family="text">
      <style:text-properties officeooo:rsid="004d3ccd"/>
    </style:style>
    <style:style style:name="T4" style:family="text">
      <style:text-properties officeooo:rsid="002dcbc1"/>
    </style:style>
    <style:style style:name="T5" style:family="text">
      <style:text-properties officeooo:rsid="003813a2"/>
    </style:style>
    <style:style style:name="T6" style:family="text">
      <style:text-properties officeooo:rsid="00364d4e"/>
    </style:style>
    <style:style style:name="T7" style:family="text">
      <style:text-properties officeooo:rsid="003888c9"/>
    </style:style>
    <style:style style:name="T8" style:family="text">
      <style:text-properties officeooo:rsid="002b179a"/>
    </style:style>
    <style:style style:name="T9" style:family="text">
      <style:text-properties officeooo:rsid="003a75d6"/>
    </style:style>
    <style:style style:name="T10" style:family="text">
      <style:text-properties officeooo:rsid="003340bd"/>
    </style:style>
    <style:style style:name="T11" style:family="text">
      <style:text-properties officeooo:rsid="003d250e"/>
    </style:style>
    <style:style style:name="T12" style:family="text">
      <style:text-properties officeooo:rsid="00304d7c"/>
    </style:style>
    <style:style style:name="T13" style:family="text">
      <style:text-properties officeooo:rsid="003f216c"/>
    </style:style>
    <style:style style:name="T14" style:family="text">
      <style:text-properties officeooo:rsid="003bec34"/>
    </style:style>
    <style:style style:name="T15" style:family="text">
      <style:text-properties officeooo:rsid="00041b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 semantics for dynamical types</text:p>
      <text:p text:style-name="P2">by Sven Nilsen, 2016</text:p>
      <text:p text:style-name="P1"/>
      <text:p text:style-name="P3">Abstract:</text:p>
      <text:p text:style-name="P5">In this paper I formalize the notation for path semantics in a dynamical type system. <text:span text:style-name="T1">I explain how the notation gets away with no type operator, and why this does not result in ambiguity by following a set of rules.</text:span></text:p>
      <text:p text:style-name="P4"/>
      <text:p text:style-name="P16">Path semantics for dynamical types is perhaps the most convenient and practical dialect of path semantics.</text:p>
      <text:p text:style-name="P6"/>
      <text:h text:style-name="Heading_20_3" text:outline-level="3">Distinction between values and types</text:h>
      <text:p text:style-name="P9">A term is the <text:span text:style-name="T2">abstract type of the </text:span>union of all <text:span text:style-name="T3">values and all types</text:span>.</text:p>
      <text:p text:style-name="P10"/>
      <text:p text:style-name="P10"><text:tab/><text:span text:style-name="T4">type(term) → term</text:span></text:p>
      <text:p text:style-name="P10"/>
      <text:p text:style-name="P10">All terms <text:span text:style-name="T5">that are types are not values, and all terms that are values are not types</text:span>.</text:p>
      <text:p text:style-name="P10"/>
      <text:p text:style-name="P10"><text:tab/>is_va<text:span text:style-name="T3">lue</text:span> [type] (term) → bool</text:p>
      <text:p text:style-name="P10"><text:tab/>is_type [type] (term) → bool</text:p>
      <text:p text:style-name="P10"/>
      <text:p text:style-name="P10"><text:tab/>is_va<text:span text:style-name="T3">lue</text:span>([is_type] <text:span text:style-name="T6">true</text:span>) → <text:span text:style-name="T6">false</text:span></text:p>
      <text:p text:style-name="P10"><text:tab/>is_type([is_va<text:span text:style-name="T3">lue</text:span>] true) → false</text:p>
      <text:p text:style-name="P10"/>
      <text:p text:style-name="P10">Example:</text:p>
      <text:p text:style-name="P10"/>
      <text:p text:style-name="P10"><text:tab/>is_va<text:span text:style-name="T3">lue</text:span>(bool) <text:span text:style-name="T7">=</text:span> <text:span text:style-name="T8">false</text:span></text:p>
      <text:p text:style-name="P10"><text:span text:style-name="T7"><text:tab/>is_type(bool) → true</text:span></text:p>
      <text:p text:style-name="P10"><text:tab/><text:span text:style-name="T7">Proof:</text:span></text:p>
      <text:p text:style-name="P10"><text:tab/><text:tab/><text:span text:style-name="T7">is_value([is_type] is_type(bool)) = false</text:span></text:p>
      <text:p text:style-name="P10"><text:tab/><text:tab/><text:span text:style-name="T9">is_value([is_type] true) = false</text:span></text:p>
      <text:p text:style-name="P10"><text:tab/><text:tab/><text:span text:style-name="T7">false = false</text:span></text:p>
      <text:p text:style-name="P10"><text:tab/><text:tab/><text:span text:style-name="T9">Reflection.</text:span></text:p>
      <text:p text:style-name="P10"><text:tab/><text:span text:style-name="T7">Qed.</text:span></text:p>
      <text:p text:style-name="P10"/>
      <text:p text:style-name="P11">The `type` function returns only terms that are types:</text:p>
      <text:p text:style-name="P10"/>
      <text:p text:style-name="P10"><text:tab/><text:span text:style-name="T10">type(_) → [is_type] true</text:span></text:p>
      <text:p text:style-name="P10"/>
      <text:p text:style-name="P12"><text:span text:style-name="T11">The type</text:span> `term` is a type:</text:p>
      <text:p text:style-name="P10"/>
      <text:p text:style-name="P10"><text:tab/><text:span text:style-name="T12">is_type(term) → true</text:span></text:p>
      <text:p text:style-name="P13"/>
      <text:p text:style-name="P14">So how <text:span text:style-name="T13">to</text:span> distinguish `type(term) → term` from <text:span text:style-name="T13">`type(term) → [is_type] true`</text:span>? It makes no sense to write:</text:p>
      <text:p text:style-name="P14"/>
      <text:p text:style-name="P14"><text:tab/>type [type] (term) → term</text:p>
      <text:p text:style-name="P13"/>
      <text:p text:style-name="P15">This leads to circular reasoning. Luckily, there is a way out.</text:p>
      <text:p text:style-name="P13"><text:soft-page-break/></text:p>
      <text:p text:style-name="P13">The absence of a <text:span text:style-name="T14">`[type]`</text:span> path <text:span text:style-name="T13">makes a statement</text:span> <text:span text:style-name="T13">is about</text:span> <text:span text:style-name="T3">values</text:span>, unless all terms are types. <text:span text:style-name="T13">It makes an escape clause for `term` while allowing `type` to be used in asymmetric cases.</text:span></text:p>
      <text:p text:style-name="P8"/>
      <text:p text:style-name="P8">If a term is not a concrete value or a type, then it is assumed to be a variable, which is a value unless `[type]` is expressed explici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3:50:58.783482000</meta:creation-date>
    <dc:date>2016-08-15T14:36:45.824702000</dc:date>
    <meta:editing-duration>PT23M11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1" meta:word-count="262" meta:character-count="1529" meta:non-whitespace-character-count="1278"/>
  </office:meta>
</office:document-meta>
</file>